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transparent"/>
    </style:style>
    <style:style style:name="ce10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8"/>
        <table:table-column table:style-name="co15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Prototype Qty: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Production Qty: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Reeling Fee</text:p>
          </table:table-cell>
          <table:table-cell office:value-type="currency" office:currency="USD" office:value="7" calcext:value-type="currency">
            <text:p>$7.00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string" calcext:value-type="string" table:number-columns-spanned="5" table:number-rows-spanned="1">
            <text:p>Prototype (Cut Tape)</text:p>
          </table:table-cell>
          <table:covered-table-cell/>
          <table:covered-table-cell table:style-name="ce6"/>
          <table:covered-table-cell/>
          <table:covered-table-cell table:style-name="Default"/>
          <table:table-cell table:style-name="ce10" office:value-type="string" calcext:value-type="string" table:number-columns-spanned="5" table:number-rows-spanned="1">
            <text:p>Production (Digi-Reel)</text:p>
          </table:table-cell>
          <table:covered-table-cell table:number-columns-repeated="3"/>
          <table:covered-table-cell table:style-name="ce7"/>
          <table:table-cell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Supplier Name</text:p>
          </table:table-cell>
          <table:table-cell table:style-name="ce1" office:value-type="string" calcext:value-type="string">
            <text:p>Qty Needed</text:p>
          </table:table-cell>
          <table:table-cell table:style-name="ce1" office:value-type="string" calcext:value-type="string">
            <text:p>Qty to Buy</text:p>
          </table:table-cell>
          <table:table-cell table:style-name="ce1" office:value-type="string" calcext:value-type="string">
            <text:p><text:s/>Supplier Number</text:p>
          </table:table-cell>
          <table:table-cell table:style-name="ce1" office:value-type="string" calcext:value-type="string">
            <text:p>Comp Price</text:p>
          </table:table-cell>
          <table:table-cell table:style-name="ce1" office:value-type="string" calcext:value-type="string">
            <text:p>Comp Total</text:p>
          </table:table-cell>
          <table:table-cell table:style-name="ce1" office:value-type="string" calcext:value-type="string">
            <text:p>Qty Needed</text:p>
          </table:table-cell>
          <table:table-cell table:style-name="ce1" office:value-type="string" calcext:value-type="string">
            <text:p>Qty to Buy</text:p>
          </table:table-cell>
          <table:table-cell table:style-name="ce1" office:value-type="string" calcext:value-type="string">
            <text:p>Supplier Number</text:p>
          </table:table-cell>
          <table:table-cell table:style-name="ce1" office:value-type="string" calcext:value-type="string">
            <text:p>Comp Price</text:p>
          </table:table-cell>
          <table:table-cell table:style-name="ce1" office:value-type="string" calcext:value-type="string">
            <text:p>Reel 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Murata Electronics North America</text:p>
          </table:table-cell>
          <table:table-cell table:formula="of:=[.$H$1]*[.C4]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490-10777-1-ND</text:p>
          </table:table-cell>
          <table:table-cell office:value-type="float" office:value="0.012" calcext:value-type="float">
            <text:p>0.012</text:p>
          </table:table-cell>
          <table:table-cell table:formula="of:=[.H4]*[.J4]" office:value-type="currency" office:currency="USD" office:value="0.12" calcext:value-type="currency">
            <text:p>$0.12</text:p>
          </table:table-cell>
          <table:table-cell table:formula="of:=[.$M$1]*[.C4]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0-10777-6-ND</text:p>
          </table:table-cell>
          <table:table-cell office:value-type="float" office:value="0.012" calcext:value-type="float">
            <text:p>0.012</text:p>
          </table:table-cell>
          <table:table-cell table:formula="of:=IF([.M4]=&quot;&quot;; 0; [.M4]*[.O4]+[.P$1])" office:value-type="currency" office:currency="USD" office:value="7.48" calcext:value-type="currency">
            <text:p>$7.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Murata Electronics North America</text:p>
          </table:table-cell>
          <table:table-cell table:formula="of:=[.$H$1]*[.C5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0-6340-1-ND</text:p>
          </table:table-cell>
          <table:table-cell office:value-type="float" office:value="0.012" calcext:value-type="float">
            <text:p>0.012</text:p>
          </table:table-cell>
          <table:table-cell table:formula="of:=[.H5]*[.J5]" office:value-type="currency" office:currency="USD" office:value="0.12" calcext:value-type="currency">
            <text:p>$0.12</text:p>
          </table:table-cell>
          <table:table-cell table:formula="of:=[.$M$1]*[.C5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-6340-6-ND</text:p>
          </table:table-cell>
          <table:table-cell office:value-type="float" office:value="0.012" calcext:value-type="float">
            <text:p>0.012</text:p>
          </table:table-cell>
          <table:table-cell table:formula="of:=IF([.M5]=&quot;&quot;; 0; [.M5]*[.O5]+[.P$1])" office:value-type="currency" office:currency="USD" office:value="7.24" calcext:value-type="currency">
            <text:p>$7.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Murata Electronics North America</text:p>
          </table:table-cell>
          <table:table-cell table:formula="of:=[.$H$1]*[.C6]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490-6169-1-ND</text:p>
          </table:table-cell>
          <table:table-cell office:value-type="float" office:value="0.029" calcext:value-type="float">
            <text:p>0.029</text:p>
          </table:table-cell>
          <table:table-cell table:formula="of:=[.H6]*[.J6]" office:value-type="currency" office:currency="USD" office:value="0.29" calcext:value-type="currency">
            <text:p>$0.29</text:p>
          </table:table-cell>
          <table:table-cell table:formula="of:=[.$M$1]*[.C6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-6169-6-ND</text:p>
          </table:table-cell>
          <table:table-cell office:value-type="float" office:value="0.029" calcext:value-type="float">
            <text:p>0.029</text:p>
          </table:table-cell>
          <table:table-cell table:formula="of:=IF([.M6]=&quot;&quot;; 0; [.M6]*[.O6]+[.P$1])" office:value-type="currency" office:currency="USD" office:value="7.58" calcext:value-type="currency">
            <text:p>$7.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Murata Electronics North America</text:p>
          </table:table-cell>
          <table:table-cell table:formula="of:=[.$H$1]*[.C7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0-5922-1-ND</text:p>
          </table:table-cell>
          <table:table-cell office:value-type="float" office:value="0.012" calcext:value-type="float">
            <text:p>0.012</text:p>
          </table:table-cell>
          <table:table-cell table:formula="of:=[.H7]*[.J7]" office:value-type="currency" office:currency="USD" office:value="0.12" calcext:value-type="currency">
            <text:p>$0.12</text:p>
          </table:table-cell>
          <table:table-cell table:formula="of:=[.$M$1]*[.C7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-5922-6-ND</text:p>
          </table:table-cell>
          <table:table-cell office:value-type="float" office:value="0.012" calcext:value-type="float">
            <text:p>0.012</text:p>
          </table:table-cell>
          <table:table-cell table:formula="of:=IF([.M7]=&quot;&quot;; 0; [.M7]*[.O7]+[.P$1])" office:value-type="currency" office:currency="USD" office:value="7.24" calcext:value-type="currency">
            <text:p>$7.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Murata Electronics North America</text:p>
          </table:table-cell>
          <table:table-cell table:formula="of:=[.$H$1]*[.C8]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490-6168-1-ND</text:p>
          </table:table-cell>
          <table:table-cell office:value-type="float" office:value="0.012" calcext:value-type="float">
            <text:p>0.012</text:p>
          </table:table-cell>
          <table:table-cell table:formula="of:=[.H8]*[.J8]" office:value-type="currency" office:currency="USD" office:value="0.12" calcext:value-type="currency">
            <text:p>$0.12</text:p>
          </table:table-cell>
          <table:table-cell table:formula="of:=[.$M$1]*[.C8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-6168-6-ND</text:p>
          </table:table-cell>
          <table:table-cell office:value-type="float" office:value="0.012" calcext:value-type="float">
            <text:p>0.012</text:p>
          </table:table-cell>
          <table:table-cell table:formula="of:=IF([.M8]=&quot;&quot;; 0; [.M8]*[.O8]+[.P$1])" office:value-type="currency" office:currency="USD" office:value="7.24" calcext:value-type="currency">
            <text:p>$7.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 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mods:9_pin_10in</text:p>
          </table:table-cell>
          <table:table-cell office:value-type="string" calcext:value-type="string">
            <text:p>Mill-Max Manufacturing Corp.</text:p>
          </table:table-cell>
          <table:table-cell table:formula="of:=[.$H$1]*[.C9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10009-ND</text:p>
          </table:table-cell>
          <table:table-cell office:value-type="float" office:value="2.85" calcext:value-type="float">
            <text:p>2.85</text:p>
          </table:table-cell>
          <table:table-cell table:formula="of:=[.H9]*[.J9]" office:value-type="currency" office:currency="USD" office:value="17.1" calcext:value-type="currency">
            <text:p>$17.10</text:p>
          </table:table-cell>
          <table:table-cell table:formula="of:=[.$M$1]*[.C9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10009-ND</text:p>
          </table:table-cell>
          <table:table-cell office:value-type="float" office:value="2.85" calcext:value-type="float">
            <text:p>2.85</text:p>
          </table:table-cell>
          <table:table-cell table:formula="of:=IF([.M9]=0; 0; [.M9]*[.O9])" office:value-type="currency" office:currency="USD" office:value="85.5" calcext:value-type="currency">
            <text:p>$85.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0402</text:p>
          </table:table-cell>
          <table:table-cell office:value-type="string" calcext:value-type="string">
            <text:p>Yageo</text:p>
          </table:table-cell>
          <table:table-cell table:formula="of:=[.$H$1]*[.C10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JRCT-ND</text:p>
          </table:table-cell>
          <table:table-cell office:value-type="float" office:value="0.012" calcext:value-type="float">
            <text:p>0.012</text:p>
          </table:table-cell>
          <table:table-cell table:formula="of:=[.H10]*[.J10]" office:value-type="currency" office:currency="USD" office:value="0.12" calcext:value-type="currency">
            <text:p>$0.12</text:p>
          </table:table-cell>
          <table:table-cell table:formula="of:=[.$M$1]*[.C10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1-10KJRDKR-ND</text:p>
          </table:table-cell>
          <table:table-cell office:value-type="float" office:value="0.012" calcext:value-type="float">
            <text:p>0.012</text:p>
          </table:table-cell>
          <table:table-cell table:formula="of:=IF([.M10]=&quot;&quot;; 0; [.M10]*[.O10]+[.P$1])" office:value-type="currency" office:currency="USD" office:value="7.6" calcext:value-type="currency">
            <text:p>$7.60</text:p>
          </table:table-cell>
          <table:table-cell office:value-type="string" calcext:value-type="string">
            <text:p>Not in Re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 U2 U4 U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mods:SO-8</text:p>
          </table:table-cell>
          <table:table-cell office:value-type="string" calcext:value-type="string">
            <text:p>Exar Corporation</text:p>
          </table:table-cell>
          <table:table-cell table:formula="of:=[.$H$1]*[.C1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6-1144-5-ND</text:p>
          </table:table-cell>
          <table:table-cell office:value-type="float" office:value="2.027" calcext:value-type="float">
            <text:p>2.027</text:p>
          </table:table-cell>
          <table:table-cell table:formula="of:=[.H11]*[.J11]" office:value-type="currency" office:currency="USD" office:value="20.27" calcext:value-type="currency">
            <text:p>$20.27</text:p>
          </table:table-cell>
          <table:table-cell table:formula="of:=[.$M$1]*[.C11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6-1144-5-ND</text:p>
          </table:table-cell>
          <table:table-cell office:value-type="float" office:value="2.027" calcext:value-type="float">
            <text:p>2.027</text:p>
          </table:table-cell>
          <table:table-cell table:formula="of:=IF([.M11]=&quot;&quot;; 0; [.M11]*[.O11])" office:value-type="currency" office:currency="USD" office:value="101.35" calcext:value-type="currency">
            <text:p>$101.35</text:p>
          </table:table-cell>
          <table:table-cell office:value-type="string" calcext:value-type="string">
            <text:p>Not in Reel (Tube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LV33DCYR</text:p>
          </table:table-cell>
          <table:table-cell office:value-type="string" calcext:value-type="string">
            <text:p>mods:TLV1117LV33DCYR</text:p>
          </table:table-cell>
          <table:table-cell office:value-type="string" calcext:value-type="string">
            <text:p>Texas Instruments</text:p>
          </table:table-cell>
          <table:table-cell table:formula="of:=[.$H$1]*[.C1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-28778-1-ND</text:p>
          </table:table-cell>
          <table:table-cell office:value-type="float" office:value="0.64" calcext:value-type="float">
            <text:p>0.64</text:p>
          </table:table-cell>
          <table:table-cell table:formula="of:=[.H12]*[.J12]" office:value-type="currency" office:currency="USD" office:value="3.2" calcext:value-type="currency">
            <text:p>$3.20</text:p>
          </table:table-cell>
          <table:table-cell table:formula="of:=[.$M$1]*[.C12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296-28778-6-ND</text:p>
          </table:table-cell>
          <table:table-cell office:value-type="float" office:value="0.64" calcext:value-type="float">
            <text:p>0.64</text:p>
          </table:table-cell>
          <table:table-cell table:formula="of:=IF([.M12]=&quot;&quot;; 0; [.M12]*[.O12]+[.P$1])" office:value-type="currency" office:currency="USD" office:value="19.8" calcext:value-type="currency">
            <text:p>$19.80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Prototype Cost</text:p>
          </table:table-cell>
          <table:covered-table-cell/>
          <table:table-cell table:style-name="ce9" table:formula="of:=SUM([.K4:.K12])" office:value-type="currency" office:currency="USD" office:value="41.46" calcext:value-type="currency">
            <text:p>$41.46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Production Cost</text:p>
          </table:table-cell>
          <table:covered-table-cell/>
          <table:table-cell table:formula="of:=SUM([.P4:.P12])" office:value-type="currency" office:currency="USD" office:value="251.03" calcext:value-type="currency">
            <text:p>$251.0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r board:</text:p>
          </table:table-cell>
          <table:table-cell table:formula="of:=[.K14]/[.H1]" office:value-type="currency" office:currency="USD" office:value="20.73" calcext:value-type="currency">
            <text:p>$20.73</text:p>
          </table:table-cell>
          <table:table-cell table:number-columns-repeated="3"/>
          <table:table-cell office:value-type="string" calcext:value-type="string">
            <text:p>Per board:</text:p>
          </table:table-cell>
          <table:table-cell table:formula="of:=[.P14]/[.M1]" office:value-type="currency" office:currency="USD" office:value="25.103" calcext:value-type="currency">
            <text:p>$25.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0:38:44.855483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0:42:00.538535944</dc:date>
    <dc:creator>Eric Hazen</dc:creator>
    <meta:generator>LibreOffice/4.2.8.2$Linux_X86_64 LibreOffice_project/420m0$Build-2</meta:generator>
    <meta:editing-duration>P0D</meta:editing-duration>
    <meta:editing-cycles>2</meta:editing-cycles>
    <meta:document-statistic meta:table-count="1" meta:cell-count="178" meta:object-count="0"/>
  </office:meta>
</office:document-meta>
</file>